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00F0000000F8251CDFD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Courier" svg:font-family="Courier" style:font-pitch="variable"/>
    <style:font-face style:name="Geneva" svg:font-family="Geneva" style:font-pitch="variable"/>
    <style:font-face style:name="Lucida Grande" svg:font-family="'Lucida Grande'" style:font-pitch="variable"/>
    <style:font-face style:name="New York" svg:font-family="'New York'" style:font-pitch="variable"/>
    <style:font-face style:name="Palatino" svg:font-family="Palatino" style:font-pitch="variable"/>
    <style:font-face style:name="DejaVu Sans Condensed" svg:font-family="'DejaVu Sans Condensed'" style:font-family-generic="roman" style:font-pitch="variable"/>
    <style:font-face style:name="Times New Roman" svg:font-family="'Times New Roman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</office:font-face-decls>
  <office:automatic-styles>
    <style:style style:name="P1" style:family="paragraph" style:parent-style-name="Standard" style:master-page-name="First_20_Page">
      <style:paragraph-properties fo:text-align="center" style:justify-single-word="false"/>
      <style:text-properties style:font-name="Times New Roman" fo:font-weight="bold" style:font-weight-asian="bold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weight="bold" style:font-weight-asian="bold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weight="bold" style:font-weight-asian="bold"/>
    </style:style>
    <style:style style:name="P4" style:family="paragraph" style:parent-style-name="Standard">
      <style:paragraph-properties style:text-autospace="none"/>
      <style:text-properties style:font-name="Times New Roman" fo:font-weight="bold" style:font-weight-asian="bold"/>
    </style:style>
    <style:style style:name="P5" style:family="paragraph" style:parent-style-name="Standard">
      <style:paragraph-properties fo:text-align="justify" style:justify-single-word="false"/>
      <style:text-properties style:font-name="Times New Roman"/>
    </style:style>
    <style:style style:name="P6" style:family="paragraph" style:parent-style-name="Standard">
      <style:text-properties style:font-name="Times New Roman"/>
    </style:style>
    <style:style style:name="P7" style:family="paragraph" style:parent-style-name="Standard" style:list-style-name="L1">
      <style:paragraph-properties fo:margin-left="0cm" fo:margin-right="0cm" fo:text-indent="0cm" style:auto-text-indent="false"/>
      <style:text-properties style:font-name="Times New Roman"/>
    </style:style>
    <style:style style:name="P8" style:family="paragraph" style:parent-style-name="Standard">
      <style:paragraph-properties fo:text-align="center" style:justify-single-word="false"/>
      <style:text-properties style:font-name="Times New Roman"/>
    </style:style>
    <style:style style:name="P9" style:family="paragraph" style:parent-style-name="Standard">
      <style:paragraph-properties fo:margin-left="0cm" fo:margin-right="-0.776cm" fo:text-indent="0cm" style:auto-text-indent="false"/>
    </style:style>
    <style:style style:name="P10" style:family="paragraph" style:parent-style-name="Standard">
      <style:paragraph-properties fo:margin-left="0cm" fo:margin-right="-0.776cm" fo:text-indent="0cm" style:auto-text-indent="false"/>
      <style:text-properties style:font-name="Times New Roman"/>
    </style:style>
    <style:style style:name="P11" style:family="paragraph" style:parent-style-name="Standard">
      <style:paragraph-properties>
        <style:tab-stops>
          <style:tab-stop style:position="4.128cm"/>
          <style:tab-stop style:position="13.97cm"/>
        </style:tab-stops>
      </style:paragraph-properties>
      <style:text-properties style:font-name="Times New Roman"/>
    </style:style>
    <style:style style:name="P12" style:family="paragraph" style:parent-style-name="Heading_20_1">
      <style:paragraph-properties>
        <style:tab-stops>
          <style:tab-stop style:position="4.128cm"/>
          <style:tab-stop style:position="13.97cm"/>
        </style:tab-stops>
      </style:paragraph-properties>
    </style:style>
    <style:style style:name="P13" style:family="paragraph" style:parent-style-name="Standard">
      <style:paragraph-properties fo:text-align="justify" style:justify-single-word="false"/>
      <style:text-properties fo:color="#000000" fo:font-weight="bold" style:font-weight-asian="bold"/>
    </style:style>
    <style:style style:name="P14" style:family="paragraph" style:parent-style-name="Standard">
      <style:paragraph-properties fo:margin-left="0cm" fo:margin-right="-0.071cm" fo:text-align="justify" style:justify-single-word="false" fo:text-indent="0cm" style:auto-text-indent="false"/>
      <style:text-properties fo:color="#000000" fo:font-weight="bold" style:font-weight-asian="bold"/>
    </style:style>
    <style:style style:name="P15" style:family="paragraph" style:parent-style-name="Standard">
      <style:paragraph-properties fo:margin-left="0cm" fo:margin-right="-1.588cm" fo:text-align="justify" style:justify-single-word="false" fo:text-indent="0cm" style:auto-text-indent="false"/>
      <style:text-properties style:font-name="Times New Roman"/>
    </style:style>
    <style:style style:name="P16" style:family="paragraph" style:parent-style-name="Standard">
      <style:paragraph-properties fo:margin-left="0cm" fo:margin-right="-1.588cm" fo:text-align="justify" style:justify-single-word="false" fo:text-indent="0cm" style:auto-text-indent="false"/>
      <style:text-properties style:font-name="Times New Roman" fo:font-weight="bold" style:font-weight-asian="bold"/>
    </style:style>
    <style:style style:name="P17" style:family="paragraph" style:parent-style-name="Standard">
      <style:paragraph-properties fo:text-align="justify" style:justify-single-word="false" fo:orphans="0" fo:widows="0" style:text-autospace="none" style:punctuation-wrap="simple"/>
    </style:style>
    <style:style style:name="P18" style:family="paragraph" style:parent-style-name="Standard">
      <style:paragraph-properties fo:text-align="justify" style:justify-single-word="false"/>
    </style:style>
    <style:style style:name="P19" style:family="paragraph" style:parent-style-name="Footnote">
      <style:paragraph-properties fo:text-align="justify" style:justify-single-word="false"/>
    </style:style>
    <style:style style:name="P20" style:family="paragraph" style:parent-style-name="Footnote">
      <style:paragraph-properties fo:text-align="justify" style:justify-single-word="false"/>
      <style:text-properties style:font-name="Times New Roman" fo:font-size="12pt" style:font-size-asian="12pt"/>
    </style:style>
    <style:style style:name="P21" style:family="paragraph" style:parent-style-name="Standard">
      <style:paragraph-properties fo:margin-left="0cm" fo:margin-right="0.007cm" fo:text-align="justify" style:justify-single-word="false" fo:text-indent="0cm" style:auto-text-indent="false"/>
    </style:style>
    <style:style style:name="P22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style:font-name="Times New Roman" fo:font-weight="bold" style:font-weight-asian="bold"/>
    </style:style>
    <style:style style:name="P23" style:family="paragraph" style:parent-style-name="Standard">
      <style:paragraph-properties fo:text-align="justify" style:justify-single-word="false"/>
      <style:text-properties fo:font-size="10pt" fo:language="en" fo:country="US" style:font-size-asian="10pt" text:display="true"/>
    </style:style>
    <style:style style:name="T1" style:family="text">
      <style:text-properties style:font-name="Times New Roman" style:text-underline-style="solid" style:text-underline-width="auto" style:text-underline-color="font-color" fo:font-weight="bold" style:font-weight-asian="bold"/>
    </style:style>
    <style:style style:name="T2" style:family="text">
      <style:text-properties style:font-name="Times New Roman" fo:font-weight="bold" style:font-weight-asian="bold"/>
    </style:style>
    <style:style style:name="T3" style:family="text">
      <style:text-properties style:font-name="Times New Roman"/>
    </style:style>
    <style:style style:name="T4" style:family="text">
      <style:text-properties fo:color="#000000"/>
    </style:style>
    <style:style style:name="T5" style:family="text">
      <style:text-properties fo:color="#000000" style:font-name="Times New Roman"/>
    </style:style>
    <style:style style:name="T6" style:family="text">
      <style:text-properties style:font-name="Times New Roman" fo:font-style="italic" style:font-style-asian="italic"/>
    </style:style>
    <style:style style:name="T7" style:family="text">
      <style:text-properties style:font-name="Times New Roman" fo:language="en" fo:country="US"/>
    </style:style>
    <style:style style:name="T8" style:family="text">
      <style:text-properties style:font-name="Times New Roman" fo:language="en" fo:country="US" fo:font-style="italic" style:font-style-asian="italic"/>
    </style:style>
    <style:style style:name="T9" style:family="text">
      <style:text-properties style:font-name="Times New Roman" fo:font-size="12pt" style:font-size-asian="12pt"/>
    </style:style>
    <style:style style:name="T10" style:family="text">
      <style:text-properties style:font-name="Times New Roman" fo:font-size="12pt" fo:font-style="italic" style:font-size-asian="12pt" style:font-style-asian="italic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 text:consecutive-numbering="true">
      <text:list-level-style-bullet text:level="1" text:style-name="WW8NumSt4z0" style:num-prefix="*" text:bullet-char=""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ULTURE, GLOBALISATION AND POWER</text:p>
      <text:p text:style-name="P2">PO53008B</text:p>
      <text:p text:style-name="P3"/>
      <text:p text:style-name="P3">Course Convenor: Adrian Sledmere </text:p>
      <text:p text:style-name="P3">Lectures: Thursdays 10-12</text:p>
      <text:p text:style-name="P4">Office: 713 Warmington Tower</text:p>
      <text:p text:style-name="P4">Office Hours: TBA</text:p>
      <text:p text:style-name="P4">Office Phone: 0207 277 4505</text:p>
      <text:p text:style-name="P4">Email: <text:bookmark-start text:name="OLE_LINK14"/><text:bookmark-start text:name="OLE_LINK13"/>mup02as@gold.ac.uk<text:bookmark-end text:name="OLE_LINK14"/><text:bookmark-end text:name="OLE_LINK13"/></text:p>
      <text:p text:style-name="P3"/>
      <text:p text:style-name="P3">Course Outline:</text:p>
      <text:p text:style-name="P3"/>
      <text:p text:style-name="P5"><text:bookmark-start text:name="OLE_LINK16"/><text:bookmark-start text:name="OLE_LINK15"/>This course seeks to understand the extraordinary reach of Western imperialism and globalisation from the nineteenth century to the present. <text:s/>The course aims to demonstrate how culture and imperialism are linked inextricably and how, knowingly and unknowingly, they produce a system of domination which extends over the forms, imagery and the very imaginations of both the colonised and the colonisers. <text:s/>It recognises the fact that, coexistent with Western imperial power, is a strong resistance to empire. <text:s/>Such resistance produces its own cultural impact. <text:s/>The course examines the interdependence of culture and imperialism in order to understand today's post-colonial world that remains entrapped in the globalising spread of imperialism. <text:s/>Examples of the themes to be explored include: theorising colonised cultures and anti-colonial resistance, theorising the West, theorising gender, theorising post-coloniality, intellectuals and institutions as well as discourse and identity. </text:p>
      <text:p text:style-name="P5"><text:bookmark-end text:name="OLE_LINK16"/><text:bookmark-end text:name="OLE_LINK15"/></text:p>
      <text:p text:style-name="Standard"><text:span text:style-name="T1">Aims</text:span><text:span text:style-name="T2">:</text:span></text:p>
      <text:p text:style-name="P6"/>
      <text:list text:style-name="L1">
        <text:list-item>
          <text:p text:style-name="P7">To consider the impact of Western imperialism and globalisation on the post-colonial world.</text:p>
        </text:list-item>
        <text:list-item>
          <text:p text:style-name="P7">To consider how culture and imperialism are linked.</text:p>
        </text:list-item>
        <text:list-item>
          <text:p text:style-name="P7">To examine post-colonial strategies of resistance.</text:p>
        </text:list-item>
        <text:list-item>
          <text:p text:style-name="P7">To analyse the global/local nexus</text:p>
        </text:list-item>
        <text:list-item>
          <text:p text:style-name="P7">To evaluate key debates around post-colonial theory</text:p>
        </text:list-item>
      </text:list>
      <text:p text:style-name="P6"/>
      <text:p text:style-name="Standard"><text:span text:style-name="T1">Learning outcomes</text:span><text:span text:style-name="T2">:</text:span></text:p>
      <text:p text:style-name="P6"/>
      <text:p text:style-name="P6">By the end of the course students should be able to:</text:p>
      <text:p text:style-name="P6"/>
      <text:list text:style-name="L1">
        <text:list-item>
          <text:p text:style-name="P7">Explain the link between culture and imperialism</text:p>
        </text:list-item>
        <text:list-item>
          <text:p text:style-name="P7">Demonstrate awareness of the ways in which globalisation and imperialism have impacted on the post-colonial world</text:p>
        </text:list-item>
        <text:list-item>
          <text:p text:style-name="P7">Discuss the main issues surrounding decolonisation, liberation and resistance</text:p>
        </text:list-item>
        <text:list-item>
          <text:p text:style-name="P7">Explain the changing nature of contemporary cultural politics</text:p>
        </text:list-item>
        <text:list-item>
          <text:p text:style-name="P7">Critically evaluate post-colonial theory </text:p>
        </text:list-item>
      </text:list>
      <text:p text:style-name="P3"/>
      <text:p text:style-name="P3">Lecture Schedule</text:p>
      <text:p text:style-name="P8"/>
      <text:p text:style-name="P9"><text:span text:style-name="T3">1. Culture, Globalisation and Imperialism I </text:span></text:p>
      <text:p text:style-name="P10"/>
      <text:p text:style-name="P10">2. Culture, Globalisation and Imperialism 11</text:p>
      <text:p text:style-name="P10"/>
      <text:p text:style-name="P11">3. Globalisation and Power I <text:s/></text:p>
      <text:p text:style-name="P11"/>
      <text:p text:style-name="P11">4. Globalisation and Power II</text:p>
      <text:p text:style-name="P11"/>
      <text:p text:style-name="P11">5. Orientalism and Hegemony I</text:p>
      <text:p text:style-name="P11"/>
      <text:p text:style-name="P12">TUTORIAL WEEK: </text:p>
      <text:p text:style-name="P11"/>
      <text:p text:style-name="P11">6. Orientalism and its critics </text:p>
      <text:p text:style-name="P11"/>
      <text:p text:style-name="P11">7. Fanon and Colonial Culture I</text:p>
      <text:p text:style-name="P11"/>
      <text:p text:style-name="P11">8. Fanon and Colonial Culture II</text:p>
      <text:p text:style-name="P11"/>
      <text:p text:style-name="P11">9. Gender, Power and Culture I</text:p>
      <text:p text:style-name="P11"/>
      <text:p text:style-name="P11">10. Gender, Power and Culture II</text:p>
      <text:p text:style-name="P11"/>
      <text:p text:style-name="P11"/>
      <text:p text:style-name="P13">Seminars</text:p>
      <text:p text:style-name="P14"/>
      <text:p text:style-name="Body_20_Text_20_2"><text:span text:style-name="T4">Seminars are an integral part of the course and attendance is compulsory. <text:s/>Please note that seminars are a group activity and are only successful if all members participate. <text:s/>If you miss seminars, your absence will be noted and reported to the appropriate college body that can impose penalties including even expulsion. <text:s/>You will be split into seminar groups which will meet in alternate weeks except for the last week of the course.</text:span></text:p>
      <text:p text:style-name="P3"/>
      <text:p text:style-name="P5">Week 1:<text:tab/><text:tab/>Introductory week <text:s/>– There will be no seminar this week</text:p>
      <text:p text:style-name="P5">Weeks 2 &amp; 3:<text:tab/><text:tab/>Culture and Imperialism</text:p>
      <text:p text:style-name="P5">Weeks 4 &amp; 5:<text:tab/><text:tab/>Globalisation, Culture and Power <text:tab/><text:tab/></text:p>
      <text:p text:style-name="P5"/>
      <text:p text:style-name="P12">TUTORIAL WEEK: </text:p>
      <text:p text:style-name="P5"/>
      <text:p text:style-name="P5">Weeks 6 &amp; 7:<text:tab/><text:tab/>Orientalism and Hegemony <text:bookmark-start text:name="OLE_LINK2"/><text:bookmark-start text:name="OLE_LINK1"/></text:p>
      <text:p text:style-name="P5"><text:bookmark-end text:name="OLE_LINK2"/><text:bookmark-end text:name="OLE_LINK1"/>Weeks 8 &amp; 9:<text:tab/><text:tab/>Fanon and Colonial Culture</text:p>
      <text:p text:style-name="P5">Week 10 :<text:tab/><text:tab/>Gender, Power and Culture (Joint attendance)</text:p>
      <text:p text:style-name="P5"/>
      <text:p text:style-name="P5">Please note that the above weeks have been organised in relation to the course reading packs (which can be purchased from the dept office)</text:p>
      <text:p text:style-name="P15"/>
      <text:p text:style-name="P15"/>
      <text:p text:style-name="Heading_20_4">ASSESSMENT</text:p>
      <text:p text:style-name="P16"/>
      <text:p text:style-name="Heading_20_3">Calculating Results</text:p>
      <text:p text:style-name="P17"><text:span text:style-name="T3">The course will be assessed by a mixture of unseen examination </text:span><text:span text:style-name="T5">(50%) and coursework (50%).</text:span><text:span text:style-name="T3"> <text:s/>The required coursework is one essay of 2,000-2,500 words.</text:span> <text:s/>NOTE THAT UNLIKE THIRD YEAR AUTUMN TERM HALF-UNITS WITHOUT EXAMS, THE DEADLINE FOR THIS ESSAY WILL BE IN THE FINAL WEEK OF THE AUTUMN TERM – SEE THE DEPARTMENTAL HANDBOOK FOR DETAILS.</text:p>
      <text:p text:style-name="P15"/>
      <text:p text:style-name="P3">A Note on Sources</text:p>
      <text:p text:style-name="P3"/>
      <text:p text:style-name="P5">This course deals with relatively recent and contemporary themes and theoretical materials. <text:s/>There is a wealth of material in the library on all the topics, especially in current periodicals and journals. <text:s/>The reading lists here are not intended to be definitive. <text:s/>They provide suggestions of where to look for relevant information and arguments. <text:s/>You will need to develop your working knowledge of the library and to make use of its journal holdings. <text:s/>In addition, you will find a wealth of information in other London libraries.</text:p>
      <text:p text:style-name="P5"/>
      <text:p text:style-name="Heading_20_1">Text</text:p>
      <text:p text:style-name="P3"/>
      <text:p text:style-name="P18"><text:span text:style-name="T3">Bill Ashcroft and Pal Ahluwalia, </text:span><text:span text:style-name="T6">Edward Said</text:span><text:span text:style-name="T3">, London: Routledge, 2001.</text:span></text:p>
      <text:p text:style-name="P5"/>
      <text:p text:style-name="P3">READING LIST AND COURSE OUTLINE</text:p>
      <text:p text:style-name="P3"/>
      <text:p text:style-name="P3">1. <text:s/>ORGANISATION AND INTRODUCTORY WEEK </text:p>
      <text:p text:style-name="P3"/>
      <text:p text:style-name="P3">2. <text:s/>CULTURE AND IMPERIALISM</text:p>
      <text:p text:style-name="P3"/>
      <text:p text:style-name="P18"><text:span text:style-name="T2">A. <text:s/>READINGS </text:span></text:p>
      <text:p text:style-name="P3"/>
      <text:p text:style-name="P18"><text:span text:style-name="T3">Edward Said, </text:span><text:span text:style-name="T6">Culture and Imperialism</text:span><text:span text:style-name="T3">, (New York, Random House, 1993). <text:s/>Selected pages.</text:span><text:span text:style-name="T2"> (In reading pack)</text:span><text:span text:style-name="T3"> </text:span></text:p>
      <text:p text:style-name="P5"/>
      <text:p text:style-name="P18"><text:span text:style-name="T3">Ashcroft, Bill and Pal Ahluwalia, </text:span><text:span text:style-name="T6">Edward Said, </text:span><text:span text:style-name="T3">(London, Routledge, 2001).</text:span></text:p>
      <text:p text:style-name="P5"/>
      <text:p text:style-name="P18"><text:span text:style-name="T7">Achebe, C (1997) ‘An Image of Africa : Racism in Conrads’s Heart of Darkness’ in </text:span><text:span text:style-name="T8">Post Colonial criticism</text:span><text:span text:style-name="T7">, (eds) Moore-Gilbert, B, Stanton, G, Maley, W, Longman.</text:span></text:p>
      <text:p text:style-name="P3"/>
      <text:p text:style-name="P5"/>
      <text:p text:style-name="P3">B. <text:s/>READINGS</text:p>
      <text:p text:style-name="P6"/>
      <text:p text:style-name="P19"><text:span text:style-name="T9">Adeno Addis, "'Hell Man, They Did Invent Us': The Mass Media, Law, and African Americans", </text:span><text:span text:style-name="T10">Buffalo law Review</text:span><text:span text:style-name="T9">, Vol.41, No.2, Spring 1993, p.523.</text:span></text:p>
      <text:p text:style-name="P6"/>
      <text:p text:style-name="P18"><text:span text:style-name="T3">Aijaz Ahmed,</text:span><text:span text:style-name="T6"> InTheory: Classes, Nations, Literatures</text:span><text:span text:style-name="T3">, (London, Verso, 1992).</text:span></text:p>
      <text:p text:style-name="P5"/>
      <text:p text:style-name="P18"><text:span text:style-name="T3">Ania Loomba, "Overworlding the 'Third World'", </text:span><text:span text:style-name="T6">Oxford Literary Review</text:span><text:span text:style-name="T3">, Vol.13, 1991, pp.164-6, 170-9.</text:span></text:p>
      <text:p text:style-name="P5"/>
      <text:p text:style-name="P18"><text:span text:style-name="T3">Ashcroft, Bill and Pal Ahluwalia, </text:span><text:span text:style-name="T6">Edward Said: The Paradox of Identity</text:span><text:span text:style-name="T3">, (London, Routledge, 1999).</text:span></text:p>
      <text:p text:style-name="P5"/>
      <text:p text:style-name="P18"><text:span text:style-name="T3">Edward Said, </text:span><text:span text:style-name="T6">Representations of the Intellectual</text:span><text:span text:style-name="T3">, (London, Vintage, 1994).</text:span></text:p>
      <text:p text:style-name="P5"/>
      <text:p text:style-name="P18"><text:span text:style-name="T3">Homi Bhaba, </text:span><text:span text:style-name="T6">The Location of Culture</text:span><text:span text:style-name="T3">, (London, Routledge, 1994).</text:span></text:p>
      <text:p text:style-name="P5"/>
      <text:p text:style-name="P5">Laura Chrisman, "The Imperial Unconscious? Representations of Imperial Discourse", 32, 3, 1990, pp.38-58.</text:p>
      <text:p text:style-name="P5"/>
      <text:p text:style-name="P18"><text:span text:style-name="T3">Laura Mulvey, "Xala, </text:span><text:span text:style-name="T6">Ousmane Sembene 1976: The Caprapace That Failed</text:span><text:span text:style-name="T3">", </text:span><text:span text:style-name="T6">Third Text</text:span><text:span text:style-name="T3">, 16-17, Autumn/Winter, 1991, pp.19-37.</text:span></text:p>
      <text:p text:style-name="P5"/>
      <text:p text:style-name="P18"><text:span text:style-name="T3">Leopold Sedar Sengor, </text:span><text:span text:style-name="T6">The Africa Reader: Independent Africa</text:span><text:span text:style-name="T3">, (London, Vintage Books, 1970), pp.179-92.</text:span></text:p>
      <text:p text:style-name="P5"/>
      <text:p text:style-name="P5"/>
      <text:p text:style-name="P18"><text:span text:style-name="T3">Mallett, P, ed., </text:span><text:span text:style-name="T6">Kipling Considered</text:span><text:span text:style-name="T3">, (London, Macmillan, 1989).</text:span></text:p>
      <text:p text:style-name="P5"/>
      <text:p text:style-name="P18"><text:span text:style-name="T3">Martin <text:s/>Bernal, </text:span><text:span text:style-name="T6">Black Athena: The Afro-asiatic Roots of Classical Civilisation</text:span><text:span text:style-name="T3">, (New Jersey, Rutgers University Press, 1987).</text:span></text:p>
      <text:p text:style-name="P5"/>
      <text:p text:style-name="P18"><text:span text:style-name="T3">Nederveen Pieterse and Parekh Bhikhu,eds., </text:span><text:span text:style-name="T6">The Decolonization of the Imagination</text:span><text:span text:style-name="T3">, (London, Zed Books, 1995).</text:span></text:p>
      <text:p text:style-name="P5"/>
      <text:p text:style-name="P18"><text:span text:style-name="T3">Partha Chatterjee, </text:span><text:span text:style-name="T6">The nation and its Fragments</text:span><text:span text:style-name="T3">, (Princeton, Princeton University Press, 1993).</text:span></text:p>
      <text:p text:style-name="P5"/>
      <text:p text:style-name="P18"><text:span text:style-name="T3">Pratt, Mary Louise, </text:span><text:span text:style-name="T6">Imperial Eyes: Travel Writing and Transculturation,</text:span><text:span text:style-name="T3"> (London, Routledge, 1992). </text:span></text:p>
      <text:p text:style-name="P20"/>
      <text:p text:style-name="P20">Said, Edward, The World, the Text and the Critic, (Cambridge, Harvard University Press, 1983).</text:p>
      <text:p text:style-name="P20"/>
      <text:p text:style-name="P18"><text:span text:style-name="T3">Stuart Hall, "Cultural Identity and Diaspora", in J. Rutherford, ed., </text:span><text:span text:style-name="T6">Identity: Community, Culture, Difference</text:span><text:span text:style-name="T3">, (London, Lawerence and Wishart, 1990), pp.222-37.</text:span></text:p>
      <text:p text:style-name="P20"/>
      <text:p text:style-name="P18"><text:span text:style-name="T3">Tomlinson John, </text:span><text:span text:style-name="T6">Cultural Imperialism</text:span><text:span text:style-name="T3">, (London, Pinter, 1991).</text:span></text:p>
      <text:p text:style-name="P20"/>
      <text:p text:style-name="P18"><text:span text:style-name="T3">V.Y. Mudimbe, </text:span><text:span text:style-name="T6">The Invention of Africa: Gnosis, Philosophy and the Order of Knowledge</text:span><text:span text:style-name="T3">, (London, James Currey, 1988).</text:span></text:p>
      <text:p text:style-name="P5"/>
      <text:p text:style-name="P18"><text:span text:style-name="T3">Vijay Mishra and Bob Hodge, "What is Post (-) colonialism?", </text:span><text:span text:style-name="T6">Textual Practice, </text:span><text:span text:style-name="T3">Vol.5, No.3, pp.399-414.</text:span></text:p>
      <text:p text:style-name="P5"/>
      <text:p text:style-name="Standard"><text:span text:style-name="T3">Wilson, Kathleen, </text:span><text:span text:style-name="T6">The sense of the people: politics, culture, and imperialism in England, 1715-1785</text:span><text:span text:style-name="T3">, (Cambridge, Cambridge University Press, 1995).</text:span></text:p>
      <text:p text:style-name="P5"/>
      <text:p text:style-name="P18"><text:span text:style-name="T3">Young Robert, </text:span><text:span text:style-name="T6">Colonial Desire</text:span><text:span text:style-name="T3">, (London, Routledge, 1995).</text:span></text:p>
      <text:p text:style-name="P5"/>
      <text:p text:style-name="P18"><text:span text:style-name="T3">Young Robert, </text:span><text:span text:style-name="T6">White Mythologies: Writing History and the West</text:span><text:span text:style-name="T3">, (London, Routledge, 1990).</text:span></text:p>
      <text:p text:style-name="P5"/>
      <text:p text:style-name="P18"><text:span text:style-name="T3">Robert Young, </text:span><text:span text:style-name="T6">Postcolonialism: An Historical Introduction</text:span><text:span text:style-name="T3">, (Oxford: Blackwells, 2001).</text:span></text:p>
      <text:p text:style-name="P3"/>
      <text:p text:style-name="P3">3. <text:s/>GLOBALISATION, CULTURE AND POWER</text:p>
      <text:p text:style-name="P3"/>
      <text:p text:style-name="P3">A. <text:s/>READINGS</text:p>
      <text:p text:style-name="P3"/>
      <text:p text:style-name="P18"><text:span text:style-name="T3">Arjun Appadurai, "Disjuncture and Difference in the Global Cultural Economy", in </text:span><text:span text:style-name="T6">Modernity at Large: Cultural Dimensions of Globalization</text:span><text:span text:style-name="T3">, Minneapolis: University of Minnesota Press, 1996) </text:span><text:span text:style-name="T2">(In reading pack)</text:span><text:span text:style-name="T3">.</text:span></text:p>
      <text:p text:style-name="P5"/>
      <text:p text:style-name="Standard"><text:span text:style-name="T3">Buell, Frederick, </text:span><text:span text:style-name="T6">National culture and the new global system</text:span><text:span text:style-name="T3">, (Johns Hopkins University Press, 1994).</text:span></text:p>
      <text:p text:style-name="P6"/>
      <text:p text:style-name="Standard"><text:span text:style-name="T3">Clifford, James, </text:span><text:span text:style-name="T6">Routes: travel and translation in the late twentieth century,</text:span><text:span text:style-name="T3"> (Cambridge, Mass. :, Harvard University Press, 1997).</text:span></text:p>
      <text:p text:style-name="P6"/>
      <text:p text:style-name="Standard"><text:span text:style-name="T3">Featherstone, Mike, </text:span><text:span text:style-name="T6">Undoing culture: globalization, postmodernism and identity</text:span><text:span text:style-name="T3">, (London: Sage Publications, 1995).</text:span></text:p>
      <text:p text:style-name="P6"/>
      <text:p text:style-name="Standard"><text:span text:style-name="T3">Hoogvelt, Ankie M. M, </text:span><text:span text:style-name="T6">Globalisation and the postcolonial world: the new political economy of development</text:span><text:span text:style-name="T3">, (Basingstoke: Macmillan, 1997).</text:span></text:p>
      <text:p text:style-name="P3"/>
      <text:p text:style-name="P3">B. <text:s/>READINGS</text:p>
      <text:p text:style-name="P6"/>
      <text:p text:style-name="Standard"><text:span text:style-name="T3">Nederveen Pieterse, Jan, </text:span><text:span text:style-name="T6">Globalization as hybridization,</text:span><text:span text:style-name="T3"> (The Hague : Institute of Social Studies, 1993).</text:span></text:p>
      <text:p text:style-name="P6"/>
      <text:p text:style-name="Standard"><text:span text:style-name="T3">Khondker, Habibul Haque, </text:span><text:span text:style-name="T6">Globalization theory : a critical appraisal,</text:span><text:span text:style-name="T3"> (Singapore : Dept. of Sociology, National University of Singapore, 1994).</text:span></text:p>
      <text:p text:style-name="P6"/>
      <text:p text:style-name="Standard"><text:span text:style-name="T3">Scott Lash and John Urry, </text:span><text:span text:style-name="T6">Economies of signs and space,</text:span><text:span text:style-name="T3"> (London: Sage, 1994).</text:span></text:p>
      <text:p text:style-name="P6"/>
      <text:p text:style-name="Standard"><text:span text:style-name="T3">Jan P. Nederveen Pieterse and Bhikhu Parekh, (eds.) </text:span><text:span text:style-name="T6">The decolonization of imagination: culture, knowledge, and power</text:span><text:span text:style-name="T3">, (London: Zed Books, 1995)</text:span></text:p>
      <text:p text:style-name="P6"/>
      <text:p text:style-name="Standard"><text:span text:style-name="T3">Waters, Malcolm, </text:span><text:span text:style-name="T6">Globalization</text:span><text:span text:style-name="T3">, (London: Routledge, 1995).</text:span></text:p>
      <text:p text:style-name="P6"/>
      <text:p text:style-name="Standard"><text:span text:style-name="T3">Hirst, Paul and Grahame Thompson, </text:span><text:span text:style-name="T6">Globalization in question : the international economy and the possibilities of governance </text:span><text:span text:style-name="T3">, (Cambridge, Mass.: Blackwell, 1996).</text:span></text:p>
      <text:p text:style-name="P6"/>
      <text:p text:style-name="Standard"><text:span text:style-name="T3">Spybey, Tony, </text:span><text:span text:style-name="T6">Globalization and world society</text:span><text:span text:style-name="T3">, (Cambridge, MA: Polity Press, 1996).</text:span></text:p>
      <text:p text:style-name="P6"/>
      <text:p text:style-name="Standard"><text:span text:style-name="T3">Robertson, Roland, </text:span><text:span text:style-name="T6">Globalization: social theory and global culture</text:span><text:span text:style-name="T3">, (London : Sage, 1992).</text:span></text:p>
      <text:p text:style-name="P6"/>
      <text:p text:style-name="Standard"><text:span text:style-name="T3">Robert Boyer and Daniel Drache, (eds.), </text:span><text:span text:style-name="T6">States against markets: the limits of globalization</text:span><text:span text:style-name="T3">, (New York: Routledge, 1996).</text:span></text:p>
      <text:p text:style-name="P6"/>
      <text:p text:style-name="Standard"><text:span text:style-name="T3">Eleonore Kofman and Gillian Youngs, (eds.), </text:span><text:span text:style-name="T6">Globalization: theory and practice</text:span><text:span text:style-name="T3">, (New York, N.Y.: Pinter, 1996).</text:span></text:p>
      <text:p text:style-name="P6"/>
      <text:p text:style-name="Standard"><text:span text:style-name="T3">James H. Mittelman, (ed.), </text:span><text:span text:style-name="T6">Globalization: critical reflections</text:span><text:span text:style-name="T3">, (Boulder, Colo. : Lynne Rienner Publishers, 1996).</text:span></text:p>
      <text:p text:style-name="P6"/>
      <text:p text:style-name="Standard"><text:span text:style-name="T3">Akbar S. Ahmed and Hastings Donnan, (eds.), </text:span><text:span text:style-name="T6">Islam, globalization, and postmodernity</text:span><text:span text:style-name="T3">, (London: Routledge, 1994).</text:span></text:p>
      <text:p text:style-name="P6"/>
      <text:p text:style-name="Standard"><text:span text:style-name="T3">Kevin R. Cox, (ed.), </text:span><text:span text:style-name="T6">Spaces of globalization: reasserting the power of the local</text:span><text:span text:style-name="T3">, (New York: Guilford Press 1997).</text:span></text:p>
      <text:p text:style-name="P6"/>
      <text:p text:style-name="Standard"><text:span text:style-name="T3">Featherstone, Mike, </text:span><text:span text:style-name="T6">Undoing culture: globalization, postmodernism and identity</text:span><text:span text:style-name="T3">, (London: Sage Publications, 1995).</text:span></text:p>
      <text:p text:style-name="P6"/>
      <text:p text:style-name="Standard"><text:span text:style-name="T3">Amin, Samir, </text:span><text:span text:style-name="T6">Capitalism in the age of globalization : the management of contemporary society</text:span><text:span text:style-name="T3">, (London: Zed Books, 1997).</text:span></text:p>
      <text:p text:style-name="P6"/>
      <text:p text:style-name="Standard"><text:span text:style-name="T3">Fredric Jameson and Masao Miyoshi, </text:span><text:span text:style-name="T6">The cultures of globalization</text:span><text:span text:style-name="T3">, (Durham, N.C: Duke University Press, 1998).</text:span></text:p>
      <text:p text:style-name="P6"/>
      <text:p text:style-name="Standard"><text:span text:style-name="T3">Taylor, Timothy Dean, </text:span><text:span text:style-name="T6">Global pop: world music, world markets</text:span><text:span text:style-name="T3">, (New York: Routledge, 1997).</text:span></text:p>
      <text:p text:style-name="P6"/>
      <text:p text:style-name="Standard"><text:span text:style-name="T3">Mike Featherstone, (ed.), </text:span><text:span text:style-name="T6">Global culture: nationalism, globalization and modernity: a theory</text:span><text:span text:style-name="T3">, culture &amp; society special issue, (London: Sage, 1990).</text:span></text:p>
      <text:p text:style-name="P6"/>
      <text:p text:style-name="P3">4. <text:s/>ORIENTALISM AND HEGEMONY </text:p>
      <text:p text:style-name="P3"/>
      <text:p text:style-name="P3">A. <text:s/>READINGS</text:p>
      <text:p text:style-name="P3"/>
      <text:p text:style-name="P18"><text:span text:style-name="T3">Edward Said, “</text:span><text:span text:style-name="T6">From</text:span><text:span text:style-name="T3"> Orientalism", in Patrick Williams and Laura Chrisman (eds.), Colonial Discourse and Post-Colonial Theory, (New York: Harvester Wheatsheaf, 1993), pp. 132-149 </text:span><text:span text:style-name="T2">(In reading pack)</text:span><text:span text:style-name="T3">.</text:span></text:p>
      <text:p text:style-name="P5"/>
      <text:p text:style-name="P18"><text:span text:style-name="T3">Ahmad Aijaz, </text:span><text:span text:style-name="T6">In Theory: Classes, nations, literatures,</text:span><text:span text:style-name="T3"> (London, Verso, 1992).</text:span></text:p>
      <text:p text:style-name="P5"/>
      <text:p text:style-name="P18"><text:span text:style-name="T3">Ashcroft, Bill and Pal Ahluwalia, </text:span><text:span text:style-name="T6">Edward Said, </text:span><text:span text:style-name="T3">(London, Routledge, 2001).</text:span></text:p>
      <text:p text:style-name="P5"/>
      <text:p text:style-name="P18"><text:span text:style-name="T3">Ashcroft, Bill and Pal Ahluwalia, </text:span><text:span text:style-name="T6">Edward Said: The Paradox of Identity</text:span><text:span text:style-name="T3">, (London, Routledge, 1999).</text:span></text:p>
      <text:p text:style-name="P5"/>
      <text:p text:style-name="P19"><text:span text:style-name="T9">Said, E. (1978) </text:span><text:span text:style-name="T10">Orientalism</text:span><text:span text:style-name="T9">, New York: Vintage Books.</text:span></text:p>
      <text:p text:style-name="P20"/>
      <text:p text:style-name="P19"><text:span text:style-name="T9">Said, E. (1985) 'Orientalism Reconsidered, </text:span><text:span text:style-name="T10">Race &amp; Class,</text:span><text:span text:style-name="T9"> Vol. 27, No. 2: pp. 1-16.</text:span></text:p>
      <text:p text:style-name="P20"/>
      <text:p text:style-name="P20">Said, E (1999) Out of Place : A Memoir, Granta Books.</text:p>
      <text:p text:style-name="P20"/>
      <text:p text:style-name="P20"><text:bookmark-start text:name="OLE_LINK12"/><text:bookmark-start text:name="OLE_LINK11"/>Studlar, G <text:s/><text:bookmark-end text:name="OLE_LINK12"/><text:bookmark-end text:name="OLE_LINK11"/>(1997) “Out-Salomeing Salome” : Dance, the New Woamn, and Fan Magazine Orientalism in Visions of the East : Orientalism in Film, Bernstein, M &amp; Studlar, G (eds.) I.B.Tauris Publishers.</text:p>
      <text:p text:style-name="P20"/>
      <text:p text:style-name="P3"/>
      <text:p text:style-name="P3">B. <text:s/>READINGS</text:p>
      <text:p text:style-name="P5"/>
      <text:p text:style-name="P18"><text:span text:style-name="T3">Ashcroft, B. (1996) 'Interview with Edward Said', </text:span><text:span text:style-name="T6">New Literatures Review</text:span><text:span text:style-name="T3">, 32: pp. 3-22.</text:span></text:p>
      <text:p text:style-name="P5"/>
      <text:p text:style-name="P18"><text:span text:style-name="T3">Ashcroft, B., Griffiths G., and Tiffin H. (1995) </text:span><text:span text:style-name="T6">The post-colonial studies reader</text:span><text:span text:style-name="T3">, London: Routledge.</text:span></text:p>
      <text:p text:style-name="P5"/>
      <text:p text:style-name="P18"><text:span text:style-name="T3">Behdad, A. (1994a) </text:span><text:span text:style-name="T6">Belated Travelers: Orientalism in the Age of Colonial Dissolution</text:span><text:span text:style-name="T3">, Durham: Duke University Press.</text:span></text:p>
      <text:p text:style-name="P5"/>
      <text:p text:style-name="P18"><text:span text:style-name="T3">Bhatnagar, R. (1986) 'Uses and Limits of Foucault: A Study of the Theme of Origins in Edward Said's </text:span><text:span text:style-name="T6">Orientalim'</text:span><text:span text:style-name="T3">, </text:span><text:span text:style-name="T6">Social Scientist</text:span><text:span text:style-name="T3">, (Trivandrum), 158: pp. 3-22.</text:span></text:p>
      <text:p text:style-name="P5"/>
      <text:p text:style-name="P18"><text:span text:style-name="T3">Breckenridge, C. and Van der Veer, P. (eds.), (1993) </text:span><text:span text:style-name="T6">Orientalism and the Postcolonial Predicament: Perspectives on South Asia</text:span><text:span text:style-name="T3">, Philadelphia: University of Pennsylvania Press.</text:span></text:p>
      <text:p text:style-name="P3"/>
      <text:p text:style-name="P18"><text:span text:style-name="T3">Chambers, I and Curti, L., (eds). (1996) </text:span><text:span text:style-name="T6">The Post-Colonial Question</text:span><text:span text:style-name="T3">, London: Routledge.</text:span></text:p>
      <text:p text:style-name="P3"/>
      <text:p text:style-name="P19"><text:span text:style-name="T9">Childs, P. and Williams, P. (1997) </text:span><text:span text:style-name="T10">An Introduction to Post-Colonial Theory</text:span><text:span text:style-name="T9">, London: Prentice Hall.</text:span></text:p>
      <text:p text:style-name="P3"/>
      <text:p text:style-name="P19"><text:span text:style-name="T9">Clifford, J. (1988) 'On Orientalism', in </text:span><text:span text:style-name="T10">The Predicament of Culture: Twentieth Century ethnography, literature and Art, </text:span><text:span text:style-name="T9">Cambridge, Mass: Harvard University Press.</text:span></text:p>
      <text:p text:style-name="P3"/>
      <text:p text:style-name="P18"><text:span text:style-name="T3">Dutton, M and Williams, P. (1993) 'Translating Theories: Edward Said on Orientalism, Imperialism and Alterity', </text:span><text:span text:style-name="T6">Southern Review</text:span><text:span text:style-name="T3">, Vol. 26, No. 3: pp. 314-357.</text:span></text:p>
      <text:p text:style-name="P5"/>
      <text:p text:style-name="P18"><text:span text:style-name="T3">Lewis, B. (1982) 'Orientalism: An Exchange', </text:span><text:span text:style-name="T6">New York Review of Books</text:span><text:span text:style-name="T3">, 29, (13), pp. 46-48.</text:span></text:p>
      <text:p text:style-name="P20"/>
      <text:p text:style-name="P18"><text:span text:style-name="T3">Mutman, M. (1993) 'Under the Sign of Orientalism: The West vs. Islam', </text:span><text:span text:style-name="T6">Cultural Critique</text:span><text:span text:style-name="T3">, Winter 1992-93: pp. 165-197.</text:span></text:p>
      <text:p text:style-name="P20"/>
      <text:p text:style-name="P18"><text:span text:style-name="T3">Pathak, Z. Saswati, S. and Purkayastha, S. (1991) 'The prisonhouse of Orientalism',</text:span><text:span text:style-name="T6"> Textual Practice</text:span><text:span text:style-name="T3">, Vol. 5, No. 2: 195-218.</text:span></text:p>
      <text:p text:style-name="P20"/>
      <text:p text:style-name="P19"><text:span text:style-name="T9">Porter, D. (1983) 'Orientalism and its problems', in Peter Hulme, Margaret Iversen and Dianne Loxley, (eds.), </text:span><text:span text:style-name="T10">The Politics of Theory</text:span><text:span text:style-name="T9">,, Colchester: University of Esssex.</text:span></text:p>
      <text:p text:style-name="P5"/>
      <text:p text:style-name="P18"><text:span text:style-name="T3">Said, E. (1983) </text:span><text:span text:style-name="T6">The World, the Text and the Critic</text:span><text:span text:style-name="T3">, Cambridge: Harvard University Press.</text:span></text:p>
      <text:p text:style-name="P5"/>
      <text:p text:style-name="P21"><text:span text:style-name="T3">Said E. (1991) </text:span><text:span text:style-name="T6">Musical Elaborations</text:span><text:span text:style-name="T3">, New York: <text:s/>Columbia University Press.</text:span></text:p>
      <text:p text:style-name="P5"/>
      <text:p text:style-name="P18"><text:span text:style-name="T3">Young, R. (1990) </text:span><text:span text:style-name="T6">White Mythologies: Writing History and the West,</text:span><text:span text:style-name="T3">, London: Routledge.</text:span></text:p>
      <text:p text:style-name="P5"/>
      <text:p text:style-name="P3">5. <text:s/>FRANTZ FANON</text:p>
      <text:p text:style-name="P3"/>
      <text:p text:style-name="P3">A. <text:s/>READINGS</text:p>
      <text:p text:style-name="P5"/>
      <text:p text:style-name="P18"><text:span text:style-name="T3">Robert Bernasconi, “The Assumption of Negritude: Aime Cesaire, Frantz Fanon, and the Vicious Circle of Racial Politics”, </text:span><text:span text:style-name="T6">Parallax</text:span><text:span text:style-name="T3">, 2002, Vol. 8, No. 2, pp. 69-83 </text:span><text:span text:style-name="T2">(In reading pack)</text:span></text:p>
      <text:p text:style-name="P5"/>
      <text:p text:style-name="P18"><text:span text:style-name="T3">Frantz Fanon, </text:span><text:span text:style-name="T6">Toward The African Revolution</text:span><text:span text:style-name="T3">, (Harmondsworth, Penguin, 1967).pp. 110-116 and Frantz Fanon, "On National Culture", in </text:span><text:span text:style-name="T6">Wretched of the Earth</text:span><text:span text:style-name="T3">, (Harmondsworth, Penguin, 1967) </text:span><text:span text:style-name="T2">(In reading pack)</text:span></text:p>
      <text:p text:style-name="P5"/>
      <text:p text:style-name="P3">B. <text:s/>READINGS</text:p>
      <text:p text:style-name="P3"/>
      <text:p text:style-name="P18"><text:span text:style-name="T3">Adam Hussein, "Frantz Fanon as a Democratic Theorist", </text:span><text:span text:style-name="T6">African Affaris</text:span><text:span text:style-name="T3">, vol.92, 1993, pp.419-518.</text:span></text:p>
      <text:p text:style-name="P3"/>
      <text:p text:style-name="P18"><text:span text:style-name="T3">Caute, David, </text:span><text:span text:style-name="T6">Fanon</text:span><text:span text:style-name="T3">, (London, Fontana, 1970).</text:span></text:p>
      <text:p text:style-name="P3"/>
      <text:p text:style-name="P18"><text:span text:style-name="T3">Decker Jeffery, "Terrorism (Un) veiled: Frantz Fanon and the Women of Algiers", </text:span><text:span text:style-name="T6">Cultural Critique</text:span><text:span text:style-name="T3">, Winter, 1990-91, pp.177-95.</text:span></text:p>
      <text:p text:style-name="P3"/>
      <text:p text:style-name="P18"><text:span text:style-name="T3">Fanon Frantz, </text:span><text:span text:style-name="T6">A Dying Colonialism</text:span><text:span text:style-name="T3">, (New York, Grove Press, 1965).</text:span></text:p>
      <text:p text:style-name="P5"/>
      <text:p text:style-name="P18"><text:span text:style-name="T3">Fanon Frantz, </text:span><text:span text:style-name="T6">Black Skin, White Masks</text:span><text:span text:style-name="T3">, (London, Pluto press, 1986).</text:span></text:p>
      <text:p text:style-name="P5"/>
      <text:p text:style-name="P18"><text:span text:style-name="T3">Fanon Frantz, </text:span><text:span text:style-name="T6">The Wretched of the Earth</text:span><text:span text:style-name="T3">, (Harmondsworth, Penguin, 1967).</text:span></text:p>
      <text:p text:style-name="P5"/>
      <text:p text:style-name="P18"><text:span text:style-name="T3">Fuss Diani, "Interior Colonies: Frantz Fanon and the Politics of Identification", </text:span><text:span text:style-name="T6">Diacritics</text:span><text:span text:style-name="T3">, Summer/Fall, 1994, pp.20-42.</text:span></text:p>
      <text:p text:style-name="P5"/>
      <text:p text:style-name="P18"><text:span text:style-name="T3">Gates Henry L., "Critical Fanonism", </text:span><text:span text:style-name="T6">Critical Inquiry</text:span><text:span text:style-name="T3">, 17, 3, 1991, pp.457-70.</text:span></text:p>
      <text:p text:style-name="P5"/>
      <text:p text:style-name="Standard"><text:span text:style-name="T3">Geismar, Peter, </text:span><text:span text:style-name="T6">Fanon</text:span><text:span text:style-name="T3">, (New York, Dial Press, 1971).</text:span></text:p>
      <text:p text:style-name="P5"/>
      <text:p text:style-name="P18"><text:span text:style-name="T3">Hansen E., </text:span><text:span text:style-name="T6">Frantz Fanon: Social and Political Thought</text:span><text:span text:style-name="T3">, (Columbus, Ohio University Press, 1977).</text:span></text:p>
      <text:p text:style-name="P6"/>
      <text:p text:style-name="Standard"><text:span text:style-name="T3">Henderson Mae G., ed., </text:span><text:span text:style-name="T6">Borders, boundaries, and frames: essays in cultural criticism and cultural studies</text:span><text:span text:style-name="T3">, (New York, Routledge, 1995).</text:span></text:p>
      <text:p text:style-name="P6"/>
      <text:p text:style-name="P18"><text:span text:style-name="T3">Jinadu Adele, </text:span><text:span text:style-name="T6">Fanon</text:span><text:span text:style-name="T3">, (London, KPI, 1986).</text:span></text:p>
      <text:p text:style-name="P5"/>
      <text:p text:style-name="P18"><text:span text:style-name="T3">Nursey-Bray, P., "Marxism and Existentialism in the Thought of Frantz Fanon", </text:span><text:span text:style-name="T6">Political studies</text:span><text:span text:style-name="T3">, VolXX, No.2, June 1972.</text:span></text:p>
      <text:p text:style-name="P6"/>
      <text:p text:style-name="P18"><text:span text:style-name="T3">Nursey-Bray, P., "Race and Nation: Ideology in the Thought of Frantz Fanon", </text:span><text:span text:style-name="T6">Journal Of Modern African Studies</text:span><text:span text:style-name="T3">, 18, 1, 1980.</text:span></text:p>
      <text:p text:style-name="P5"/>
      <text:p text:style-name="Standard"><text:span text:style-name="T3">Woddis, Jack, </text:span><text:span text:style-name="T6">New theories of revolution: a commentary on the views</text:span><text:span text:style-name="T3"> <text:s/></text:span><text:span text:style-name="T6">of Frantz Fanon, Regis Debray and Herbert Marcuse,</text:span><text:span text:style-name="T3"> ( London, Lawrence and Wishart, 1972).</text:span></text:p>
      <text:p text:style-name="P3"/>
      <text:p text:style-name="P3">6. <text:s/>GENDER AND CULTURE </text:p>
      <text:p text:style-name="P5"/>
      <text:p text:style-name="P3">A. READINGS</text:p>
      <text:p text:style-name="P3"/>
      <text:p text:style-name="P18"><text:span text:style-name="T3">Leela Ghandi, </text:span><text:span text:style-name="T6">PostColonial Theory: a Critical Introduction</text:span><text:span text:style-name="T3">, (New York: Columbia University Press, 1998), pp.81-101 </text:span><text:span text:style-name="T2">(In reading pack)</text:span><text:span text:style-name="T3">.</text:span></text:p>
      <text:p text:style-name="P5"/>
      <text:p text:style-name="P18"><text:span text:style-name="T3">Gayatri Spivak, "Can The Subaltern Speak?", in C. Nelson and L.Grossberg, eds., </text:span><text:span text:style-name="T6">Marxism and the Interpretation of Culture</text:span><text:span text:style-name="T3">, (Basingstoke, Macmillan Education, 1988), pp.271-313 </text:span><text:span text:style-name="T2">(In reading pack)</text:span><text:span text:style-name="T3">.</text:span></text:p>
      <text:p text:style-name="P5"/>
      <text:p text:style-name="P18"><text:span text:style-name="T3">Ashcroft, B., Griffiths G., and Tiffin H. (1995) </text:span><text:span text:style-name="T6">The post-colonial studies reader</text:span><text:span text:style-name="T3">, London: Routledge.</text:span></text:p>
      <text:p text:style-name="P5"/>
      <text:p text:style-name="P18"><text:span text:style-name="T3">Morton, S (2003) </text:span><text:span text:style-name="T6">Gayatri Chakravorty Spivak</text:span><text:span text:style-name="T3">, Routledge</text:span></text:p>
      <text:p text:style-name="P3"/>
      <text:p text:style-name="P3">B. READINGS</text:p>
      <text:p text:style-name="P22"/>
      <text:p text:style-name="P18"><text:span text:style-name="T3">Ahmad Aijaz, </text:span><text:span text:style-name="T6">In Theory: Classes, nations, literatures,</text:span><text:span text:style-name="T3"> (London, Verso, 1992).</text:span></text:p>
      <text:p text:style-name="P3"/>
      <text:p text:style-name="P18"><text:span text:style-name="T3">Anderson Benedict,</text:span><text:span text:style-name="T6"> Imagined Communities,</text:span><text:span text:style-name="T3"> (London, Verso, 1983).</text:span></text:p>
      <text:p text:style-name="P3"/>
      <text:p text:style-name="P18"><text:span text:style-name="T3">Ashcroft Bill, et.al., </text:span><text:span text:style-name="T6">The Empire Writes Back: Theory and Practice in post-colonial literatures</text:span><text:span text:style-name="T3">, (London, Routledge, 1989).</text:span></text:p>
      <text:p text:style-name="P3"/>
      <text:p text:style-name="Standard"><text:span text:style-name="T3">Basch, Linda G., </text:span><text:span text:style-name="T6">Nations unbound: transnational projects, postcolonial predicaments, and deterritorialized nation-states</text:span><text:span text:style-name="T3">, (Blanc. <text:s/>Langhorne, Pa., Gordon and Breach, 1994).</text:span></text:p>
      <text:p text:style-name="P5"/>
      <text:p text:style-name="P18"><text:span text:style-name="T3">Bhabha Homi, ed., </text:span><text:span text:style-name="T6">Nation and Narration</text:span><text:span text:style-name="T3">, (London, Routledge, 1990).</text:span></text:p>
      <text:p text:style-name="P5"/>
      <text:p text:style-name="P18"><text:span text:style-name="T3">Bhabha Homi, </text:span><text:span text:style-name="T6">The Location of Culture</text:span><text:span text:style-name="T3">, (London, Routledge, 1994).</text:span></text:p>
      <text:p text:style-name="P5"/>
      <text:p text:style-name="P18"><text:span text:style-name="T3">Chambers, I and Curti, l., eds., </text:span><text:span text:style-name="T6">The Post-Colonial Question</text:span><text:span text:style-name="T3">, (London, Routledge, 1996).</text:span></text:p>
      <text:p text:style-name="P5"/>
      <text:p text:style-name="Standard"><text:span text:style-name="T3">Chatterjee, Partha, </text:span><text:span text:style-name="T6">The nation and its fragments: colonial and postcolonial histories,</text:span><text:span text:style-name="T3"> (Princeton, N.J, Princeton University Press, 1993).</text:span></text:p>
      <text:p text:style-name="P5"/>
      <text:p text:style-name="P18"><text:span text:style-name="T3">Donald, James and Rattanasi, Ali, eds., </text:span><text:span text:style-name="T6">Race, Culture and Difference,</text:span><text:span text:style-name="T3"> (London, Sage, 1992).</text:span></text:p>
      <text:p text:style-name="P3"/>
      <text:p text:style-name="P18"><text:span text:style-name="T3">During Simon, "Postmodernism or postcolonialism", </text:span><text:span text:style-name="T6">Textual Practice</text:span><text:span text:style-name="T3">, 1, 1, Spring 1987, pp.32-47.</text:span></text:p>
      <text:p text:style-name="P3"/>
      <text:p text:style-name="Standard"><text:span text:style-name="T3">Foster, Robert J., </text:span><text:span text:style-name="T6">Nation making: emergent identities in postcolonial Melanesia,</text:span><text:span text:style-name="T3"> (University of Michigan Press, 1995).</text:span></text:p>
      <text:p text:style-name="P3"/>
      <text:p text:style-name="P18"><text:span text:style-name="T3">Guha Ranajit, ed., </text:span><text:span text:style-name="T6">Subaltern Studies</text:span><text:span text:style-name="T3">, Various Volumes, (New Dehli: Oxford University Press, 1982-1994).</text:span></text:p>
      <text:p text:style-name="P6"/>
      <text:p text:style-name="P18"><text:span text:style-name="T3">Parry Benita, "Problems in Current Theories of Colonial Discourse", </text:span><text:span text:style-name="T6">Oxford Literary Review</text:span><text:span text:style-name="T3">, vol.9, Nos. 1-2, 1987, pp.27-59.</text:span></text:p>
      <text:p text:style-name="P6"/>
      <text:p text:style-name="P18"><text:span text:style-name="T3">Said Edward, "Representing the Colonised: Anthropology's Interlocutors", </text:span><text:span text:style-name="T6">Critical Inquiry,</text:span><text:span text:style-name="T3"> 15, 1989, pp205-225.</text:span></text:p>
      <text:p text:style-name="P5"/>
      <text:p text:style-name="P18"><text:span text:style-name="T3">Chandra Talpade Mohanty, "Under Western Eyes: Feminist scholarship and Colonial Discourses", </text:span><text:span text:style-name="T6">Feminist Review</text:span><text:span text:style-name="T3">, 30, Autumn, 1988, pp.65-88.</text:span></text:p>
      <text:p text:style-name="P5"/>
      <text:p text:style-name="P18"><text:span text:style-name="T3">Alloula Malek, </text:span><text:span text:style-name="T6">The Colonial Harem</text:span><text:span text:style-name="T3">, (Manchester: Manchester University Press, 1986).</text:span></text:p>
      <text:p text:style-name="P5"/>
      <text:p text:style-name="Standard"><text:span text:style-name="T3">Bruce E. Gronbeck, Thomas J. Farrell, Paul A. Soukup, eds., </text:span><text:span text:style-name="T6">Media, consciousness, and culture : explorations of Walter Ong's thought</text:span><text:span text:style-name="T3">, (Newbury Park, Calif , Sage Publications,1991).</text:span></text:p>
      <text:p text:style-name="P5"/>
      <text:p text:style-name="P18"><text:span text:style-name="T3">Davis Angela, </text:span><text:span text:style-name="T6">Women, Culture and Politics,</text:span><text:span text:style-name="T3"> (London, Women's Press, 1990).</text:span></text:p>
      <text:p text:style-name="P5"/>
      <text:p text:style-name="Standard"><text:span text:style-name="T3">Emberley, Julia, </text:span><text:span text:style-name="T6">Thresholds of difference : feminist critique, native women's writings, postcolonial theory</text:span><text:span text:style-name="T3">, (Toronto, University of Toronto Press, 1993).</text:span></text:p>
      <text:p text:style-name="P5"/>
      <text:p text:style-name="P18"><text:span text:style-name="T3">Hyam Ronald, </text:span><text:span text:style-name="T6">Empire and Sexuality, </text:span><text:span text:style-name="T3">(Manchester, Manchester University Press, 1990).</text:span></text:p>
      <text:p text:style-name="P6"/>
      <text:p text:style-name="P18"><text:span text:style-name="T3">Minh-ha Trinh, T, </text:span><text:span text:style-name="T6">Woman, Native, Other: Writing Postcoloniality and Feminism</text:span><text:span text:style-name="T3">, (Bloomington, University of Indiana Press, 1989).</text:span></text:p>
      <text:p text:style-name="P6"/>
      <text:p text:style-name="P18"><text:span text:style-name="T3">Paul Tiyambe Zelzea, "The Tribulations of Undressing the Emperor", </text:span><text:span text:style-name="T6">Canadian Journal of African Studies</text:span><text:span text:style-name="T3">, Vol.28, No.1, 1994, pp.106-120.</text:span></text:p>
      <text:p text:style-name="P6"/>
      <text:p text:style-name="P18"><text:span text:style-name="T3">Sharpe Jenny, "The Unspeakable Limits of Rape: Colonial Violence and Counter-Insurgency", </text:span><text:span text:style-name="T6">Genders</text:span><text:span text:style-name="T3">, 10, spring, 1991, pp.25-46.</text:span></text:p>
      <text:p text:style-name="Standard"><text:span text:style-name="T3">Snow, Robert P., </text:span><text:span text:style-name="T6">Creating media culture,</text:span><text:span text:style-name="T3"> (Beverly Hills, Sage Publications, 1983).</text:span></text:p>
      <text:p text:style-name="P6"/>
      <text:p text:style-name="P18"><text:span text:style-name="T3">Suleri Sara, "Woman skin Deep: Feminism and the Postcolonial condition", </text:span><text:span text:style-name="T6">Critical Inquiry</text:span><text:span text:style-name="T3">, 18, 1992, pp.756-69.</text:span></text:p>
      <text:p text:style-name="P6"/>
      <text:p text:style-name="P5"/>
      <text:p text:style-name="P23"><text:bookmark-start text:name="_PictureBullets"/><draw:frame draw:style-name="fr1" draw:name="graphics1" text:anchor-type="as-char" svg:width="0.529cm" svg:height="0.529cm" draw:z-index="-1077940780"><draw:image xlink:href="Pictures/100002000000000F0000000F8251CDFD.png" xlink:type="simple" xlink:show="embed" xlink:actuate="onLoad"/></draw:frame><text:bookmark-end text:name="_PictureBullets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Courier" svg:font-family="Courier" style:font-pitch="variable"/>
    <style:font-face style:name="Geneva" svg:font-family="Geneva" style:font-pitch="variable"/>
    <style:font-face style:name="Lucida Grande" svg:font-family="'Lucida Grande'" style:font-pitch="variable"/>
    <style:font-face style:name="New York" svg:font-family="'New York'" style:font-pitch="variable"/>
    <style:font-face style:name="Palatino" svg:font-family="Palatino" style:font-pitch="variable"/>
    <style:font-face style:name="DejaVu Sans Condensed" svg:font-family="'DejaVu Sans Condensed'" style:font-family-generic="roman" style:font-pitch="variable"/>
    <style:font-face style:name="Times New Roman" svg:font-family="'Times New Roman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GB" style:font-size-complex="12pt" style:language-complex="en" style:country-complex="GB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DejaVu Sans Condensed" fo:font-size="12pt" fo:language="en" fo:country="US" style:font-name-asian="DejaVu Sans Condensed2" style:font-size-asian="12pt" style:language-asian="en" style:country-asian="GB" style:font-name-complex="DejaVu Sans Condensed2" style:font-size-complex="12pt" style:language-complex="en" style:country-complex="GB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Palatino" fo:font-size="12pt" fo:language="en" fo:country="GB" style:font-name-asian="Times New Roman" style:font-size-asian="12pt" style:font-name-complex="New York" style:font-size-complex="10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style:font-name="Times New Roman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 Condensed1" fo:font-size="14pt" style:font-name-asian="DejaVu Sans Condensed2" style:font-size-asian="14pt" style:font-name-complex="DejaVu Sans Condensed2" style:font-size-complex="14pt"/>
    </style:style>
    <style:style style:name="Heading_20_1" style:display-name="Heading 1" style:family="paragraph" style:parent-style-name="Standard" style:next-style-name="Standard" style:class="text">
      <style:paragraph-properties fo:text-align="justify" style:justify-single-word="false" fo:keep-with-next="always"/>
      <style:text-properties style:font-name="Times New Roman" fo:font-weight="bold" style:font-weight-asian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0cm" fo:margin-right="0cm" fo:text-align="justify" style:justify-single-word="false" fo:text-indent="0cm" style:auto-text-indent="false" fo:keep-with-next="always"/>
      <style:text-properties style:font-name="Times New Roman" fo:font-weight="bold" style:font-weight-asian="bold"/>
    </style:style>
    <style:style style:name="Heading_20_3" style:display-name="Heading 3" style:family="paragraph" style:parent-style-name="Standard" style:next-style-name="Standard" style:class="text">
      <style:paragraph-properties fo:margin-left="0cm" fo:margin-right="-1.588cm" fo:text-indent="0cm" style:auto-text-indent="false" fo:keep-with-next="always"/>
      <style:text-properties style:font-name="Times New Roman" fo:font-weight="bold" style:font-weight-asian="bold"/>
    </style:style>
    <style:style style:name="Heading_20_4" style:display-name="Heading 4" style:family="paragraph" style:parent-style-name="Standard" style:next-style-name="Standard" style:class="text">
      <style:paragraph-properties fo:margin-left="0cm" fo:margin-right="-1.588cm" fo:text-align="justify" style:justify-single-word="false" fo:text-indent="0cm" style:auto-text-indent="false" fo:keep-with-next="always"/>
      <style:text-properties style:font-name="Times New Roman" fo:font-weight="bold" style:font-weight-asian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Footnote" style:family="paragraph" style:parent-style-name="Standard" style:class="extra">
      <style:text-properties fo:font-size="10pt" style:font-size-asian="10pt"/>
    </style:style>
    <style:style style:name="Index" style:family="paragraph" style:parent-style-name="Standard" style:class="index">
      <style:paragraph-properties text:number-lines="false" text:line-number="0"/>
    </style:style>
    <style:style style:name="Header_20_Style" style:display-name="Header Style" style:family="paragraph" style:parent-style-name="Standard">
      <style:paragraph-properties fo:margin-left="2.152cm" fo:margin-right="0cm" style:line-height-at-least="0.564cm" fo:text-align="center" style:justify-single-word="false" fo:text-indent="0cm" style:auto-text-indent="false">
        <style:tab-stops>
          <style:tab-stop style:position="1.27cm"/>
          <style:tab-stop style:position="2.54cm"/>
          <style:tab-stop style:position="12.7cm"/>
        </style:tab-stops>
      </style:paragraph-properties>
      <style:text-properties style:font-name="Geneva"/>
    </style:style>
    <style:style style:name="Footer_20_Style" style:display-name="Footer Style" style:family="paragraph" style:parent-style-name="Standard">
      <style:paragraph-properties fo:margin-left="2.152cm" fo:margin-right="0cm" style:line-height-at-least="0.564cm" fo:text-align="center" style:justify-single-word="false" fo:text-indent="0cm" style:auto-text-indent="false">
        <style:tab-stops>
          <style:tab-stop style:position="1.27cm"/>
          <style:tab-stop style:position="2.54cm"/>
          <style:tab-stop style:position="12.7cm"/>
        </style:tab-stops>
      </style:paragraph-properties>
      <style:text-properties style:font-name="Geneva"/>
    </style:style>
    <style:style style:name="Footnote_20_Style" style:display-name="Footnote Style" style:family="paragraph" style:parent-style-name="Standard">
      <style:paragraph-properties fo:margin-left="2.152cm" fo:margin-right="0cm" style:line-height-at-least="0.564cm" fo:text-indent="0cm" style:auto-text-indent="false">
        <style:tab-stops>
          <style:tab-stop style:position="1.27cm"/>
          <style:tab-stop style:position="2.54cm"/>
          <style:tab-stop style:position="12.7cm"/>
        </style:tab-stops>
      </style:paragraph-properties>
      <style:text-properties style:font-name="Geneva" fo:font-size="10pt" style:font-size-asian="10pt"/>
    </style:style>
    <style:style style:name="endnote_20_text" style:display-name="endnote text" style:family="paragraph" style:parent-style-name="Standard">
      <style:text-properties style:font-name="New York" fo:font-size="10pt" style:font-size-asian="10pt"/>
    </style:style>
    <style:style style:name="Plain_20_Text" style:display-name="Plain Text" style:family="paragraph" style:parent-style-name="Standard">
      <style:paragraph-properties fo:margin-top="0cm" fo:margin-bottom="0.423cm" style:line-height-at-least="0.635cm"/>
      <style:text-properties style:font-name="Courier" fo:font-size="10pt" style:font-size-asian="10pt"/>
    </style:style>
    <style:style style:name="Body_20_Text_20_2" style:display-name="Body Text 2" style:family="paragraph" style:parent-style-name="Standard">
      <style:paragraph-properties fo:margin-left="0cm" fo:margin-right="-0.071cm" fo:text-align="justify" style:justify-single-word="false" fo:text-indent="0cm" style:auto-text-indent="false"/>
      <style:text-properties style:font-name="Times New Roman" fo:font-weight="bold" style:font-weight-asian="bold"/>
    </style:style>
    <style:style style:name="Balloon_20_Text" style:display-name="Balloon Text" style:family="paragraph" style:parent-style-name="Standard">
      <style:text-properties style:font-name="Lucida Grande" fo:font-size="9pt" style:font-size-asian="9pt" style:font-size-complex="9pt"/>
    </style:style>
    <style:style style:name="Footnote_20_Symbol" style:display-name="Footnote Symbol" style:family="text" style:parent-style-name="Default_20_Paragraph_20_Font">
      <style:text-properties style:text-position="37% 100%" fo:font-size="8pt" style:font-size-asian="8pt"/>
    </style:style>
    <style:style style:name="Page_20_Number" style:display-name="Page Number" style:family="text" style:parent-style-name="Default_20_Paragraph_20_Font"/>
    <style:style style:name="WW8Num4z0" style:family="text">
      <style:text-properties style:font-name="Symbol"/>
    </style:style>
    <style:style style:name="WW8NumSt4z0" style:family="text">
      <style:text-properties style:font-name="Wingdings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suffix="." style:num-format="A" style:num-letter-sync="true" text:start-value="2">
        <style:list-level-properties text:space-before="0.635cm" text:min-label-width="0.635cm"/>
      </text:outline-level-style>
      <text:outline-level-style text:level="2" style:num-suffix="." style:num-format="A" style:num-letter-sync="true" text:start-value="2">
        <style:list-level-properties text:space-before="0.635cm" text:min-label-width="0.635cm"/>
      </text:outline-level-style>
      <text:outline-level-style text:level="3" style:num-suffix="." style:num-format="i">
        <style:list-level-properties text:min-label-width="3.81cm" text:min-label-distance="0.318cm" fo:text-align="end"/>
      </text:outline-level-style>
      <text:outline-level-style text:level="4" style:num-suffix="." style:num-format="1">
        <style:list-level-properties text:space-before="4.445cm" text:min-label-width="0.635cm"/>
      </text:outline-level-style>
      <text:outline-level-style text:level="5" style:num-suffix="." style:num-format="a" style:num-letter-sync="true">
        <style:list-level-properties text:space-before="5.715cm" text:min-label-width="0.635cm"/>
      </text:outline-level-style>
      <text:outline-level-style text:level="6" style:num-suffix="." style:num-format="i">
        <style:list-level-properties text:min-label-width="7.62cm" text:min-label-distance="0.318cm" fo:text-align="end"/>
      </text:outline-level-style>
      <text:outline-level-style text:level="7" style:num-suffix="." style:num-format="1">
        <style:list-level-properties text:space-before="8.255cm" text:min-label-width="0.635cm"/>
      </text:outline-level-style>
      <text:outline-level-style text:level="8" style:num-suffix="." style:num-format="a" style:num-letter-sync="true">
        <style:list-level-properties text:space-before="9.525cm" text:min-label-width="0.635cm"/>
      </text:outline-level-style>
      <text:outline-level-style text:level="9" style:num-suffix="." style:num-format="i">
        <style:list-level-properties text:min-label-width="11.43cm" text:min-label-distance="0.318cm" fo:text-align="end"/>
      </text:outline-level-style>
      <text:outline-level-style text:level="10" style:num-format="">
        <style:list-level-properties text:min-label-distance="0.381cm"/>
      </text:outline-level-style>
    </text:outline-style>
    <text:list-style style:name="Outline" text:consecutive-numbering="true">
      <text:list-level-style-number text:level="1" style:num-suffix="." style:num-format="A" style:num-letter-sync="true" text:start-value="2">
        <style:list-level-properties text:space-before="0.635cm" text:min-label-width="0.635cm"/>
      </text:list-level-style-number>
      <text:list-level-style-number text:level="2" style:num-suffix="." style:num-format="A" style:num-letter-sync="true" text:start-value="2">
        <style:list-level-properties text:space-before="0.63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format="">
        <style:list-level-properties text:min-label-distance="0.381cm"/>
      </text:list-level-style-number>
    </text:list-style>
    <text:list-style style:name="WW8Num1" text:consecutive-numbering="true">
      <text:list-level-style-number text:level="1" style:num-prefix="*" style:num-format="1" text:start-value="0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A" style:num-letter-sync="true" text:start-value="2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." style:num-format="1" text:start-value="13">
        <style:list-level-properties text:space-before="0.635cm" text:min-label-width="0.74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style:num-suffix="." style:num-format="A" style:num-letter-sync="true" text:start-value="2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2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paragraph-properties fo:text-align="center" style:justify-single-word="false"/>
    </style:style>
    <style:page-layout style:name="pm1">
      <style:page-layout-properties fo:page-width="20.99cm" fo:page-height="29.699cm" style:num-format="1" style:print-orientation="portrait" fo:margin-top="1.27cm" fo:margin-bottom="2.08cm" fo:margin-left="3.17cm" fo:margin-right="3.17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bottom="1.171cm" style:dynamic-spacing="true"/>
      </style:header-style>
      <style:footer-style/>
    </style:page-layout>
    <style:page-layout style:name="pm2">
      <style:page-layout-properties fo:page-width="20.99cm" fo:page-height="29.699cm" style:num-format="1" style:print-orientation="portrait" fo:margin-top="2.54cm" fo:margin-bottom="2.08cm" fo:margin-left="3.17cm" fo:margin-right="3.17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ext:p text:style-name="P1"><text:page-number style:num-format="1" text:select-page="current">11</text:page-number>.</text:p>
      </style:header>
    </style:master-page>
    <style:master-page style:name="First_20_Page" style:display-name="First Page" style:page-layout-name="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dc:title>POL TRADE B1995</dc:title>
    <meta:initial-creator>Politics Department (MSA)</meta:initial-creator>
    <meta:creation-date>2007-02-20T12:49:00</meta:creation-date>
    <dc:creator>Adrian Sledmere</dc:creator>
    <dc:date>2007-09-27T11:06:00</dc:date>
    <meta:print-date>2005-10-05T21:36:00</meta:print-date>
    <dc:language>en-US</dc:language>
    <meta:editing-cycles>5</meta:editing-cycles>
    <meta:editing-duration>PT8M0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11" meta:paragraph-count="189" meta:word-count="2530" meta:character-count="17466"/>
  </office:meta>
</office:document-meta>
</file>